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3cm"/>
    </style:style>
    <style:style style:name="co2" style:family="table-column">
      <style:table-column-properties fo:break-before="auto" style:column-width="3.224cm"/>
    </style:style>
    <style:style style:name="co3" style:family="table-column">
      <style:table-column-properties fo:break-before="auto" style:column-width="5.017cm"/>
    </style:style>
    <style:style style:name="co4" style:family="table-column">
      <style:table-column-properties fo:break-before="auto" style:column-width="3.941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Zero&quot;;&quot;Min possible&quot;;&quot;Below Expected&quot;;&quot;Expected&quot;;&quot;Above Expected&quot;;&quot;Exceptional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justifi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845</text:p>
          </table:table-cell>
          <table:table-cell table:content-validation-name="val1" office:value-type="string" calcext:value-type="string">
            <text:p>Exceptional</text:p>
          </table:table-cell>
          <table:table-cell office:value-type="string" calcext:value-type="string">
            <text:p>He worked on the Java code as well as the testing and produced the most helpful commits. In addition he did most of the pull request accepting. </text:p>
          </table:table-cell>
          <table:table-cell table:formula="of:=IF(AND(OR([.B2]=&quot;Exceptional&quot;;[.B2]=&quot;Zero&quot;);[.C2]=&quot;&quot;);&quot;Give Justification&quot;;&quot;&quot;)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b643</text:p>
          </table:table-cell>
          <table:table-cell table:content-validation-name="val1" office:value-type="string" calcext:value-type="string">
            <text:p>Exceptional</text:p>
          </table:table-cell>
          <table:table-cell office:value-type="string" calcext:value-type="string">
            <text:p>He wrote a majority of the gherkin code and Stepdefs.</text:p>
          </table:table-cell>
          <table:table-cell table:formula="of:=IF(AND(OR([.B3]=&quot;Exceptional&quot;;[.B3]=&quot;Zero&quot;);[.C3]=&quot;&quot;);&quot;Give Justification&quot;;&quot;&quot;)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f12</text:p>
          </table:table-cell>
          <table:table-cell table:content-validation-name="val1" office:value-type="string" calcext:value-type="string">
            <text:p>Expected</text:p>
          </table:table-cell>
          <table:table-cell/>
          <table:table-cell table:formula="of:=IF(AND(OR([.B4]=&quot;Exceptional&quot;;[.B4]=&quot;Zero&quot;);[.C4]=&quot;&quot;);&quot;Give Justification&quot;;&quot;&quot;)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350</text:p>
          </table:table-cell>
          <table:table-cell table:content-validation-name="val1" office:value-type="string" calcext:value-type="string">
            <text:p>Expected</text:p>
          </table:table-cell>
          <table:table-cell/>
          <table:table-cell table:formula="of:=IF(AND(OR([.B5]=&quot;Exceptional&quot;;[.B5]=&quot;Zero&quot;);[.C5]=&quot;&quot;);&quot;Give Justification&quot;;&quot;&quot;)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160</text:p>
          </table:table-cell>
          <table:table-cell table:content-validation-name="val1" office:value-type="string" calcext:value-type="string">
            <text:p>Expected</text:p>
          </table:table-cell>
          <table:table-cell/>
          <table:table-cell table:formula="of:=IF(AND(OR([.B6]=&quot;Exceptional&quot;;[.B6]=&quot;Zero&quot;);[.C6]=&quot;&quot;);&quot;Give Justification&quot;;&quot;&quot;)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wc10</text:p>
          </table:table-cell>
          <table:table-cell table:content-validation-name="val1" office:value-type="string" calcext:value-type="string">
            <text:p>Above Expected</text:p>
          </table:table-cell>
          <table:table-cell/>
          <table:table-cell table:formula="of:=IF(AND(OR([.B7]=&quot;Exceptional&quot;;[.B7]=&quot;Zero&quot;);[.C7]=&quot;&quot;);&quot;Give Justification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/>
          <table:table-cell table:formula="of:=IF(AND(OR([.B8]=&quot;Exceptional&quot;;[.B8]=&quot;Zero&quot;);[.C8]=&quot;&quot;);&quot;Give Justification&quot;;&quot;&quot;)">
            <text:p/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2:18:10.587561914</meta:creation-date>
    <dc:date>2015-12-10T12:33:12.15551617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